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Arrowheads_20_1" draw:marker-end="Arrowheads_20_2" draw:marker-end-width="0.3cm" draw:textarea-horizontal-align="center" draw:textarea-vertical-align="middle" draw:shadow="hidden"/>
    </style:style>
    <style:style style:name="gr2" style:family="graphic" style:parent-style-name="standard">
      <style:graphic-properties draw:fill="none" draw:textarea-horizontal-align="center" draw:textarea-vertical-align="middle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8.6cm" draw:shadow="hidden"/>
    </style:style>
    <style:style style:name="gr4" style:family="graphic" style:parent-style-name="standard">
      <style:graphic-properties draw:stroke="dash" draw:stroke-dash="Ultrafine_20_Dashed" draw:marker-start="" draw:marker-end="" draw:textarea-horizontal-align="center" draw:textarea-vertical-align="middle" draw:shadow="hidden"/>
    </style:style>
    <style:style style:name="gr5" style:family="graphic" style:parent-style-name="standard">
      <style:graphic-properties draw:stroke="dash" draw:stroke-dash="Line_20_Style_20_1" svg:stroke-width="0.02cm" draw:marker-start="" draw:marker-start-width="0.23cm" draw:marker-end="" draw:marker-end-width="0.23cm" draw:fill="none" draw:textarea-horizontal-align="justify" draw:textarea-vertical-align="middle" draw:auto-grow-height="false" fo:padding-top="0.135cm" fo:padding-bottom="0.135cm" fo:padding-left="0.26cm" fo:padding-right="0.26cm" draw:shadow="hidden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polyline draw:style-name="gr1" draw:text-style-name="P1" draw:layer="layout" svg:width="2.316cm" svg:height="1.448cm" draw:transform="rotate (-1.8298031877917) translate (6.74757771432422cm 3.56559779539003cm)" svg:viewBox="0 0 2317 1449" draw:points="0,-14615 967,-14871 1351,-13422 2317,-13678">
          <text:p/>
        </draw:polyline>
        <draw:g>
          <draw:rect draw:style-name="gr2" draw:text-style-name="P1" draw:layer="layout" svg:width="1cm" svg:height="1cm" svg:x="6cm" svg:y="3cm">
            <text:p text:style-name="P1"><text:s/></text:p>
          </draw:rect>
          <draw:frame draw:style-name="gr3" draw:text-style-name="P2" draw:layer="layout" svg:width="1.6cm" svg:height="0.645cm" svg:x="5.9cm" svg:y="2.9cm">
            <draw:text-box>
              <text:p><text:span text:style-name="T1">CAP</text:span></text:p>
            </draw:text-box>
          </draw:frame>
        </draw:g>
        <draw:polyline draw:style-name="gr1" draw:text-style-name="P1" draw:layer="layout" svg:width="1.548cm" svg:height="1.961cm" draw:transform="rotate (-1.8298031877917) translate (9.39675873556339cm 4.00256216226639cm)" svg:viewBox="0 0 1549 1962" draw:points="0,-18255 967,-18511 582,-19961 1549,-20217">
          <text:p/>
        </draw:polyline>
        <draw:rect draw:style-name="gr2" draw:text-style-name="P1" draw:layer="layout" svg:width="1cm" svg:height="1cm" svg:x="7cm" svg:y="3cm">
          <text:p text:style-name="P1"><text:s/></text:p>
        </draw:rect>
        <draw:frame draw:style-name="gr3" draw:text-style-name="P2" draw:layer="layout" svg:width="1.6cm" svg:height="0.645cm" svg:x="6.9cm" svg:y="2.9cm">
          <draw:text-box>
            <text:p><text:span text:style-name="T1">CAP</text:span></text:p>
          </draw:text-box>
        </draw:frame>
        <draw:rect draw:style-name="gr2" draw:text-style-name="P1" draw:layer="layout" svg:width="1.5cm" svg:height="4.4cm" svg:x="4.5cm" svg:y="5.6cm">
          <text:p text:style-name="P1"><text:s/></text:p>
        </draw:rect>
        <draw:frame draw:style-name="gr3" draw:text-style-name="P2" draw:layer="layout" svg:width="2.1cm" svg:height="0.645cm" svg:x="4.4cm" svg:y="5.5cm">
          <draw:text-box>
            <text:p><text:span text:style-name="T1">CNODE</text:span></text:p>
          </draw:text-box>
        </draw:frame>
        <draw:g>
          <draw:rect draw:style-name="gr2" draw:text-style-name="P1" draw:layer="layout" svg:width="1cm" svg:height="1cm" svg:x="4.7cm" svg:y="6.1cm">
            <text:p text:style-name="P1"><text:s/></text:p>
          </draw:rect>
          <draw:frame draw:style-name="gr3" draw:text-style-name="P2" draw:layer="layout" svg:width="1.6cm" svg:height="0.645cm" svg:x="4.6cm" svg:y="6cm">
            <draw:text-box>
              <text:p><text:span text:style-name="T1">CAP</text:span></text:p>
            </draw:text-box>
          </draw:frame>
        </draw:g>
        <draw:g>
          <draw:rect draw:style-name="gr2" draw:text-style-name="P1" draw:layer="layout" svg:width="1cm" svg:height="1cm" svg:x="4.7cm" svg:y="7.1cm">
            <text:p text:style-name="P1"><text:s/></text:p>
          </draw:rect>
          <draw:frame draw:style-name="gr3" draw:text-style-name="P2" draw:layer="layout" svg:width="1.6cm" svg:height="0.645cm" svg:x="4.6cm" svg:y="7cm">
            <draw:text-box>
              <text:p><text:span text:style-name="T1">CAP</text:span></text:p>
            </draw:text-box>
          </draw:frame>
        </draw:g>
        <draw:g>
          <draw:rect draw:style-name="gr2" draw:text-style-name="P1" draw:layer="layout" svg:width="1cm" svg:height="1cm" svg:x="4.7cm" svg:y="8.8cm">
            <text:p text:style-name="P1"><text:s/></text:p>
          </draw:rect>
          <draw:frame draw:style-name="gr3" draw:text-style-name="P2" draw:layer="layout" svg:width="1.6cm" svg:height="0.645cm" svg:x="4.6cm" svg:y="8.7cm">
            <draw:text-box>
              <text:p><text:span text:style-name="T1">CAP</text:span></text:p>
            </draw:text-box>
          </draw:frame>
        </draw:g>
        <draw:line draw:style-name="gr1" draw:text-style-name="P1" draw:layer="layout" svg:x1="5.3cm" svg:y1="6.7cm" svg:x2="3.8cm" svg:y2="6.7cm">
          <text:p/>
        </draw:line>
        <draw:rect draw:style-name="gr2" draw:text-style-name="P1" draw:layer="layout" svg:width="1.5cm" svg:height="1.4cm" svg:x="2.2cm" svg:y="5.6cm">
          <text:p text:style-name="P1"><text:s/></text:p>
        </draw:rect>
        <draw:frame draw:style-name="gr3" draw:text-style-name="P2" draw:layer="layout" svg:width="1.884cm" svg:height="0.645cm" svg:x="2.1cm" svg:y="5.5cm">
          <draw:text-box>
            <text:p><text:span text:style-name="T1">CNODE</text:span></text:p>
          </draw:text-box>
        </draw:frame>
        <draw:frame draw:style-name="gr3" draw:text-style-name="P4" draw:layer="layout" svg:width="1cm" svg:height="0.806cm" svg:x="2.5cm" svg:y="6.001cm">
          <draw:text-box>
            <text:p text:style-name="P3"><text:span text:style-name="T2">...</text:span></text:p>
          </draw:text-box>
        </draw:frame>
        <draw:rect draw:style-name="gr2" draw:text-style-name="P1" draw:layer="layout" svg:width="1.5cm" svg:height="1.4cm" svg:x="2.2cm" svg:y="7.2cm">
          <text:p text:style-name="P1"><text:s/></text:p>
        </draw:rect>
        <draw:frame draw:style-name="gr3" draw:text-style-name="P2" draw:layer="layout" svg:width="1.884cm" svg:height="0.645cm" svg:x="2.1cm" svg:y="7.1cm">
          <draw:text-box>
            <text:p><text:span text:style-name="T1">CNODE</text:span></text:p>
          </draw:text-box>
        </draw:frame>
        <draw:frame draw:style-name="gr3" draw:text-style-name="P4" draw:layer="layout" svg:width="1cm" svg:height="0.806cm" svg:x="2.5cm" svg:y="7.601cm">
          <draw:text-box>
            <text:p text:style-name="P3"><text:span text:style-name="T2">...</text:span></text:p>
          </draw:text-box>
        </draw:frame>
        <draw:line draw:style-name="gr1" draw:text-style-name="P1" draw:layer="layout" svg:x1="5.3cm" svg:y1="7.7cm" svg:x2="3.8cm" svg:y2="7.7cm">
          <text:p/>
        </draw:line>
        <draw:rect draw:style-name="gr2" draw:text-style-name="P1" draw:layer="layout" svg:width="1.6cm" svg:height="4.4cm" svg:x="8.5cm" svg:y="5.6cm">
          <text:p text:style-name="P1"><text:s/></text:p>
        </draw:rect>
        <draw:frame draw:style-name="gr3" draw:text-style-name="P2" draw:layer="layout" svg:width="1.1cm" svg:height="0.645cm" svg:x="8.7cm" svg:y="5.5cm">
          <draw:text-box>
            <text:p><text:span text:style-name="T1">PD</text:span></text:p>
          </draw:text-box>
        </draw:frame>
        <draw:rect draw:style-name="gr2" draw:text-style-name="P1" draw:layer="layout" svg:width="1.4cm" svg:height="1cm" svg:x="8.6cm" svg:y="6.1cm">
          <text:p text:style-name="P1"><text:s/></text:p>
        </draw:rect>
        <draw:frame draw:style-name="gr3" draw:text-style-name="P2" draw:layer="layout" svg:width="1.6cm" svg:height="0.645cm" svg:x="8.7cm" svg:y="6cm">
          <draw:text-box>
            <text:p><text:span text:style-name="T1">PDE</text:span></text:p>
          </draw:text-box>
        </draw:frame>
        <draw:rect draw:style-name="gr2" draw:text-style-name="P1" draw:layer="layout" svg:width="0.3cm" svg:height="0.3cm" svg:x="9cm" svg:y="6.6cm">
          <text:p text:style-name="P1"><text:s/></text:p>
        </draw:rect>
        <draw:line draw:style-name="gr1" draw:text-style-name="P1" draw:layer="layout" svg:x1="9.039cm" svg:y1="6.763cm" svg:x2="12.839cm" svg:y2="6.763cm">
          <text:p/>
        </draw:line>
        <draw:rect draw:style-name="gr2" draw:text-style-name="P1" draw:layer="layout" svg:width="0.3cm" svg:height="0.3cm" svg:x="9.3cm" svg:y="6.6cm">
          <text:p text:style-name="P1"><text:s/></text:p>
        </draw:rect>
        <draw:rect draw:style-name="gr2" draw:text-style-name="P1" draw:layer="layout" svg:width="0.3cm" svg:height="0.3cm" svg:x="8.7cm" svg:y="6.6cm">
          <text:p text:style-name="P1"><text:s/></text:p>
        </draw:rect>
        <draw:rect draw:style-name="gr2" draw:text-style-name="P1" draw:layer="layout" svg:width="0.3cm" svg:height="0.3cm" svg:x="9.6cm" svg:y="6.6cm">
          <text:p text:style-name="P1"><text:s/></text:p>
        </draw:rect>
        <draw:rect draw:style-name="gr2" draw:text-style-name="P1" draw:layer="layout" svg:width="1.6cm" svg:height="3cm" svg:x="12.901cm" svg:y="6.5cm">
          <text:p text:style-name="P1"><text:s/></text:p>
        </draw:rect>
        <draw:frame draw:style-name="gr3" draw:text-style-name="P2" draw:layer="layout" svg:width="1.1cm" svg:height="0.645cm" svg:x="13.101cm" svg:y="6.4cm">
          <draw:text-box>
            <text:p><text:span text:style-name="T1">PT</text:span></text:p>
          </draw:text-box>
        </draw:frame>
        <draw:rect draw:style-name="gr2" draw:text-style-name="P1" draw:layer="layout" svg:width="1.401cm" svg:height="1cm" svg:x="13cm" svg:y="7cm">
          <text:p text:style-name="P1"><text:s/></text:p>
        </draw:rect>
        <draw:frame draw:style-name="gr3" draw:text-style-name="P2" draw:layer="layout" svg:width="1.6cm" svg:height="0.645cm" svg:x="13.101cm" svg:y="6.9cm">
          <draw:text-box>
            <text:p><text:span text:style-name="T1">PTE</text:span></text:p>
          </draw:text-box>
        </draw:frame>
        <draw:rect draw:style-name="gr2" draw:text-style-name="P1" draw:layer="layout" svg:width="0.3cm" svg:height="0.3cm" svg:x="13.401cm" svg:y="7.5cm">
          <text:p text:style-name="P1"><text:s/></text:p>
        </draw:rect>
        <draw:line draw:style-name="gr1" draw:text-style-name="P1" draw:layer="layout" svg:x1="13.44cm" svg:y1="7.663cm" svg:x2="15.44cm" svg:y2="7.663cm">
          <text:p/>
        </draw:line>
        <draw:rect draw:style-name="gr2" draw:text-style-name="P1" draw:layer="layout" svg:width="0.3cm" svg:height="0.3cm" svg:x="13.701cm" svg:y="7.5cm">
          <text:p text:style-name="P1"><text:s/></text:p>
        </draw:rect>
        <draw:rect draw:style-name="gr2" draw:text-style-name="P1" draw:layer="layout" svg:width="0.3cm" svg:height="0.3cm" svg:x="13.101cm" svg:y="7.5cm">
          <text:p text:style-name="P1"><text:s/></text:p>
        </draw:rect>
        <draw:rect draw:style-name="gr2" draw:text-style-name="P1" draw:layer="layout" svg:width="0.3cm" svg:height="0.3cm" svg:x="14.001cm" svg:y="7.5cm">
          <text:p text:style-name="P1"><text:s/></text:p>
        </draw:rect>
        <draw:line draw:style-name="gr4" draw:text-style-name="P1" draw:layer="layout" svg:x1="4.7cm" svg:y1="8.1cm" svg:x2="4.7cm" svg:y2="8.8cm">
          <text:p/>
        </draw:line>
        <draw:line draw:style-name="gr4" draw:text-style-name="P1" draw:layer="layout" svg:x1="5.7cm" svg:y1="8.1cm" svg:x2="5.7cm" svg:y2="8.8cm">
          <text:p/>
        </draw:line>
        <draw:line draw:style-name="gr4" draw:text-style-name="P1" draw:layer="layout" svg:x1="8.6cm" svg:y1="7.1cm" svg:x2="8.6cm" svg:y2="7.8cm">
          <text:p/>
        </draw:line>
        <draw:line draw:style-name="gr4" draw:text-style-name="P1" draw:layer="layout" svg:x1="10cm" svg:y1="7.1cm" svg:x2="10cm" svg:y2="7.8cm">
          <text:p/>
        </draw:line>
        <draw:g>
          <draw:rect draw:style-name="gr2" draw:text-style-name="P1" draw:layer="layout" svg:width="1.6cm" svg:height="0.6cm" svg:x="15.5cm" svg:y="7.3cm">
            <text:p text:style-name="P1"><text:s/></text:p>
          </draw:rect>
          <draw:frame draw:style-name="gr3" draw:text-style-name="P2" draw:layer="layout" svg:width="1.751cm" svg:height="0.645cm" svg:x="15.4cm" svg:y="7.3cm">
            <draw:text-box>
              <text:p><text:span text:style-name="T1">FRAME</text:span></text:p>
            </draw:text-box>
          </draw:frame>
        </draw:g>
        <draw:g>
          <draw:rect draw:style-name="gr2" draw:text-style-name="P1" draw:layer="layout" svg:width="1.6cm" svg:height="0.6cm" svg:x="15.501cm" svg:y="8.801cm">
            <text:p text:style-name="P1"><text:s/></text:p>
          </draw:rect>
          <draw:frame draw:style-name="gr3" draw:text-style-name="P2" draw:layer="layout" svg:width="1.751cm" svg:height="0.645cm" svg:x="15.401cm" svg:y="8.801cm">
            <draw:text-box>
              <text:p><text:span text:style-name="T1">FRAME</text:span></text:p>
            </draw:text-box>
          </draw:frame>
        </draw:g>
        <draw:rect draw:style-name="gr2" draw:text-style-name="P1" draw:layer="layout" svg:width="1.394cm" svg:height="1cm" svg:x="13.007cm" svg:y="8.4cm">
          <text:p text:style-name="P1"><text:s/></text:p>
        </draw:rect>
        <draw:rect draw:style-name="gr2" draw:text-style-name="P1" draw:layer="layout" svg:width="0.3cm" svg:height="0.3cm" svg:x="13.401cm" svg:y="8.9cm">
          <text:p text:style-name="P1"><text:s/></text:p>
        </draw:rect>
        <draw:rect draw:style-name="gr2" draw:text-style-name="P1" draw:layer="layout" svg:width="0.3cm" svg:height="0.3cm" svg:x="13.701cm" svg:y="8.9cm">
          <text:p text:style-name="P1"><text:s/></text:p>
        </draw:rect>
        <draw:rect draw:style-name="gr2" draw:text-style-name="P1" draw:layer="layout" svg:width="0.3cm" svg:height="0.3cm" svg:x="13.101cm" svg:y="8.9cm">
          <text:p text:style-name="P1"><text:s/></text:p>
        </draw:rect>
        <draw:rect draw:style-name="gr2" draw:text-style-name="P1" draw:layer="layout" svg:width="0.3cm" svg:height="0.3cm" svg:x="14.001cm" svg:y="8.9cm">
          <text:p text:style-name="P1"><text:s/></text:p>
        </draw:rect>
        <draw:frame draw:style-name="gr3" draw:text-style-name="P2" draw:layer="layout" svg:width="1.6cm" svg:height="0.645cm" svg:x="13.101cm" svg:y="8.301cm">
          <draw:text-box>
            <text:p><text:span text:style-name="T1">PTE</text:span></text:p>
          </draw:text-box>
        </draw:frame>
        <draw:line draw:style-name="gr1" draw:text-style-name="P1" draw:layer="layout" svg:x1="13.44cm" svg:y1="9.063cm" svg:x2="15.44cm" svg:y2="9.063cm">
          <text:p/>
        </draw:line>
        <draw:line draw:style-name="gr4" draw:text-style-name="P1" draw:layer="layout" svg:x1="13cm" svg:y1="8cm" svg:x2="13cm" svg:y2="8.4cm">
          <text:p/>
        </draw:line>
        <draw:line draw:style-name="gr4" draw:text-style-name="P1" draw:layer="layout" svg:x1="14.4cm" svg:y1="8cm" svg:x2="14.4cm" svg:y2="8.4cm">
          <text:p/>
        </draw:line>
        <draw:rect draw:style-name="gr2" draw:text-style-name="P1" draw:layer="layout" svg:width="1.4cm" svg:height="1cm" svg:x="8.601cm" svg:y="7.7cm">
          <text:p text:style-name="P1"><text:s/></text:p>
        </draw:rect>
        <draw:frame draw:style-name="gr3" draw:text-style-name="P2" draw:layer="layout" svg:width="1.6cm" svg:height="0.645cm" svg:x="8.701cm" svg:y="7.6cm">
          <draw:text-box>
            <text:p><text:span text:style-name="T1">PDE</text:span></text:p>
          </draw:text-box>
        </draw:frame>
        <draw:rect draw:style-name="gr2" draw:text-style-name="P1" draw:layer="layout" svg:width="0.3cm" svg:height="0.3cm" svg:x="9.001cm" svg:y="8.2cm">
          <text:p text:style-name="P1"><text:s/></text:p>
        </draw:rect>
        <draw:line draw:style-name="gr1" draw:text-style-name="P1" draw:layer="layout" svg:x1="9.04cm" svg:y1="8.363cm" svg:x2="10.64cm" svg:y2="8.363cm">
          <text:p/>
        </draw:line>
        <draw:rect draw:style-name="gr2" draw:text-style-name="P1" draw:layer="layout" svg:width="0.3cm" svg:height="0.3cm" svg:x="9.301cm" svg:y="8.2cm">
          <text:p text:style-name="P1"><text:s/></text:p>
        </draw:rect>
        <draw:rect draw:style-name="gr2" draw:text-style-name="P1" draw:layer="layout" svg:width="0.3cm" svg:height="0.3cm" svg:x="8.701cm" svg:y="8.2cm">
          <text:p text:style-name="P1"><text:s/></text:p>
        </draw:rect>
        <draw:rect draw:style-name="gr2" draw:text-style-name="P1" draw:layer="layout" svg:width="0.3cm" svg:height="0.3cm" svg:x="9.601cm" svg:y="8.2cm">
          <text:p text:style-name="P1"><text:s/></text:p>
        </draw:rect>
        <draw:g>
          <draw:rect draw:style-name="gr2" draw:text-style-name="P1" draw:layer="layout" svg:width="1.6cm" svg:height="0.6cm" svg:x="10.702cm" svg:y="8.102cm">
            <text:p text:style-name="P1"><text:s/></text:p>
          </draw:rect>
          <draw:frame draw:style-name="gr3" draw:text-style-name="P2" draw:layer="layout" svg:width="1.751cm" svg:height="0.645cm" svg:x="10.602cm" svg:y="8.102cm">
            <draw:text-box>
              <text:p><text:span text:style-name="T1">FRAME</text:span></text:p>
            </draw:text-box>
          </draw:frame>
        </draw:g>
        <draw:rect draw:style-name="gr2" draw:text-style-name="P1" draw:layer="layout" svg:width="3.5cm" svg:height="1cm" svg:x="8cm" svg:y="3cm">
          <text:p text:style-name="P1"><text:s/></text:p>
        </draw:rect>
        <draw:frame draw:style-name="gr3" draw:text-style-name="P5" draw:layer="layout" svg:width="1.6cm" svg:height="0.806cm" svg:x="8.9cm" svg:y="3.001cm">
          <draw:text-box>
            <text:p><text:span text:style-name="T2">...</text:span></text:p>
          </draw:text-box>
        </draw:frame>
        <draw:custom-shape draw:style-name="gr5" draw:text-style-name="P1" draw:layer="layout" svg:width="5cm" svg:height="5.5cm" svg:x="1.5cm" svg:y="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6" draw:layer="layout" svg:width="2.4cm" svg:height="0.721cm" svg:x="1.6cm" svg:y="4.401cm">
          <draw:text-box>
            <text:p><text:span text:style-name="T3">CSpace</text:span></text:p>
          </draw:text-box>
        </draw:frame>
        <draw:custom-shape draw:style-name="gr5" draw:text-style-name="P1" draw:layer="layout" svg:width="9.5cm" svg:height="5.5cm" svg:x="8cm" svg:y="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6" draw:layer="layout" svg:width="2.4cm" svg:height="0.721cm" svg:x="14.8cm" svg:y="4.379cm">
          <draw:text-box>
            <text:p><text:span text:style-name="T3">VSpace </text:span></text:p>
          </draw:text-box>
        </draw:frame>
        <draw:polyline draw:style-name="gr1" draw:text-style-name="P1" draw:layer="layout" svg:width="5.037cm" svg:height="1.685cm" draw:transform="rotate (-0.568104671525233) translate (5.79211955863198cm 8.72901258785488cm)" svg:viewBox="0 0 5038 1686" draw:points="0,9398 1433,8483 2509,10169 5038,8555">
          <text:p/>
        </draw:polyline>
        <draw:frame draw:style-name="gr3" draw:text-style-name="P2" draw:layer="layout" svg:width="3.884cm" svg:height="0.645cm" svg:x="9.916cm" svg:y="11.2cm">
          <draw:text-box>
            <text:p><text:span text:style-name="T1">Other Kernel Objects</text:span></text:p>
          </draw:text-box>
        </draw:frame>
        <draw:frame draw:style-name="gr3" draw:text-style-name="P6" draw:layer="layout" svg:width="2.4cm" svg:height="0.721cm" svg:x="5.7cm" svg:y="2.302cm">
          <draw:text-box>
            <text:p><text:span text:style-name="T3">TC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131 902" svg:d="m564 0-564 902h1131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Line_20_Style_20_1" draw:display-name="Line Style 1" draw:style="rect" draw:dots1="1" draw:dots1-length="410%" draw:distance="43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="Circle" draw:marker-start-width="0.1cm" draw:marker-start-center="false" draw:marker-end="Symmetric_20_Arrow" draw:marker-end-width="0.2cm" draw:marker-end-center="false" draw:stroke-linejoin="bevel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 draw:line-distance="0.5cm" draw:guide-overhang="0.2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23T13:41:34</meta:creation-date>
    <meta:editing-duration>PT21H32M27S</meta:editing-duration>
    <meta:editing-cycles>54</meta:editing-cycles>
    <dc:date>2010-01-27T21:50:53</dc:date>
    <meta:generator>OpenOffice.org/3.0$Unix OpenOffice.org_project/300m15$Build-9379</meta:generator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